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Slab Medium" svg:font-family="'Roboto Slab Medium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P1" style:family="paragraph">
      <style:text-properties fo:color="#ff0000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ff0000" loext:opacity="100%" style:font-name="Roboto Slab Medium"/>
    </style:style>
    <style:style style:name="P3" style:family="paragraph">
      <style:text-properties fo:color="#0000dc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0000dc" loext:opacity="100%" style:font-name="Roboto Slab Medium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e7f00" loext:opacity="100%" style:font-name="Roboto Slab Medium"/>
    </style:style>
    <style:style style:name="T1" style:family="text">
      <style:text-properties fo:color="#ff0000" loext:opacity="100%" style:font-name="Roboto Slab Medium" fo:font-weight="bold" style:font-weight-asian="bold" style:font-weight-complex="bold"/>
    </style:style>
    <style:style style:name="T2" style:family="text">
      <style:text-properties fo:color="#0000dc" loext:opacity="100%" style:font-name="Roboto Slab Medium" fo:font-weight="bold" style:font-weight-asian="bold" style:font-weight-complex="bold"/>
    </style:style>
    <style:style style:name="T3" style:family="text">
      <style:text-properties fo:color="#fe7f00" loext:opacity="100%" style:font-name="Consolas" fo:font-weight="bold" style:font-weight-asian="bold" style:font-weight-complex="bold"/>
    </style:style>
    <style:style style:name="T4" style:family="text">
      <style:text-properties fo:color="#b400b4" loext:opacity="100%" style:font-name="Consolas" fo:font-weight="bold" style:font-weight-asian="bold" style:font-weight-complex="bold"/>
    </style:style>
    <style:style style:name="T5" style:family="text">
      <style:text-properties fo:color="#ff0000" loext:opacity="100%" style:font-name="Roboto Slab Medium" fo:language="en" fo:country="US" fo:font-weight="bold" style:font-weight-asian="bold" style:font-weight-complex="bold"/>
    </style:style>
    <style:style style:name="T6" style:family="text">
      <style:text-properties fo:color="#00e472" loext:opacity="100%" style:font-name="Roboto Slab Medium" fo:language="en" fo:country="US" fo:font-weight="bold" style:font-weight-asian="bold" style:font-weight-complex="bold"/>
    </style:style>
    <style:style style:name="T7" style:family="text">
      <style:text-properties fo:color="#00e472" loext:opacity="100%" style:font-name="Roboto Slab Medium" fo:font-weight="bold" style:font-weight-asian="bold" style:font-weight-complex="bold"/>
    </style:style>
    <style:style style:name="T8" style:family="text">
      <style:text-properties fo:color="#00e472" loext:opacity="100%" style:font-name="Roboto Slab Medium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Roboto Slab Medium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5cm" svg:height="1.5cm" svg:x="1cm" svg:y="1cm">
          <draw:text-box>
            <text:p text:style-name="P1"><text:span text:style-name="T1">Array 1</text:span></text:p>
          </draw:text-box>
        </draw:frame>
        <draw:frame draw:style-name="gr1" draw:text-style-name="P4" draw:layer="layout" svg:width="4.75cm" svg:height="1.5cm" svg:x="8.5cm" svg:y="1cm">
          <draw:text-box>
            <text:p text:style-name="P3"><text:span text:style-name="T2">Ar</text:span><text:span text:style-name="T2">ra</text:span><text:span text:style-name="T2">y 2</text:span></text:p>
          </draw:text-box>
        </draw:frame>
        <draw:frame draw:style-name="gr2" draw:text-style-name="P6" draw:layer="layout" svg:width="2.5cm" svg:height="0.886cm" svg:x="1cm" svg:y="2.614cm">
          <draw:text-box>
            <text:p text:style-name="P5"><text:span text:style-name="T3">[</text:span></text:p>
          </draw:text-box>
        </draw:frame>
        <draw:frame draw:style-name="gr3" draw:text-style-name="P6" xml:id="id3" draw:id="id3" draw:layer="layout" svg:width="4.668cm" svg:height="0.886cm" svg:x="1.332cm" svg:y="3.5cm">
          <draw:text-box>
            <text:p text:style-name="P5"><text:span text:style-name="T4">{</text:span><text:span text:style-name="T4">a</text:span><text:span text:style-name="T4">:</text:span><text:span text:style-name="T4"> </text:span><text:span text:style-name="T4">2</text:span><text:span text:style-name="T4">,</text:span><text:span text:style-name="T4"> </text:span><text:span text:style-name="T4">b</text:span><text:span text:style-name="T4">:</text:span><text:span text:style-name="T4">4</text:span><text:span text:style-name="T4">}</text:span><text:span text:style-name="T4">,</text:span></text:p>
          </draw:text-box>
        </draw:frame>
        <draw:frame draw:style-name="gr3" draw:text-style-name="P6" xml:id="id1" draw:id="id1" draw:layer="layout" svg:width="1.196cm" svg:height="0.886cm" svg:x="1.4cm" svg:y="4.364cm">
          <draw:text-box>
            <text:p text:style-name="P5"><text:span text:style-name="T4">6,</text:span></text:p>
          </draw:text-box>
        </draw:frame>
        <draw:frame draw:style-name="gr3" draw:text-style-name="P6" draw:layer="layout" svg:width="4.32cm" svg:height="0.886cm" svg:x="1.35cm" svg:y="5.114cm">
          <draw:text-box>
            <text:p text:style-name="P5"><text:span text:style-name="T4">{c: {d: 8}}</text:span></text:p>
          </draw:text-box>
        </draw:frame>
        <draw:frame draw:style-name="gr3" draw:text-style-name="P6" draw:layer="layout" svg:width="0.849cm" svg:height="0.886cm" svg:x="1cm" svg:y="6cm">
          <draw:text-box>
            <text:p text:style-name="P5"><text:span text:style-name="T3">]</text:span></text:p>
          </draw:text-box>
        </draw:frame>
        <draw:frame draw:style-name="gr2" draw:text-style-name="P6" draw:layer="layout" svg:width="2.5cm" svg:height="0.886cm" svg:x="8.5cm" svg:y="2.5cm">
          <draw:text-box>
            <text:p text:style-name="P5"><text:span text:style-name="T3">[</text:span></text:p>
          </draw:text-box>
        </draw:frame>
        <draw:frame draw:style-name="gr3" draw:text-style-name="P6" xml:id="id4" draw:id="id4" draw:layer="layout" svg:width="4.668cm" svg:height="0.886cm" svg:x="8.832cm" svg:y="4.2cm">
          <draw:text-box>
            <text:p text:style-name="P5"><text:span text:style-name="T4">{a: 2, b:4},</text:span></text:p>
          </draw:text-box>
        </draw:frame>
        <draw:frame draw:style-name="gr3" draw:text-style-name="P6" xml:id="id2" draw:id="id2" draw:layer="layout" svg:width="1.196cm" svg:height="0.886cm" svg:x="8.9cm" svg:y="3.364cm">
          <draw:text-box>
            <text:p text:style-name="P5"><text:span text:style-name="T4">6,</text:span></text:p>
          </draw:text-box>
        </draw:frame>
        <draw:frame draw:style-name="gr3" draw:text-style-name="P6" draw:layer="layout" svg:width="4.32cm" svg:height="0.886cm" svg:x="8.85cm" svg:y="5cm">
          <draw:text-box>
            <text:p text:style-name="P5"><text:span text:style-name="T4">{c: {d: 8}}</text:span></text:p>
          </draw:text-box>
        </draw:frame>
        <draw:frame draw:style-name="gr3" draw:text-style-name="P6" draw:layer="layout" svg:width="0.849cm" svg:height="0.886cm" svg:x="8.5cm" svg:y="5.886cm">
          <draw:text-box>
            <text:p text:style-name="P5"><text:span text:style-name="T3">]</text:span></text:p>
          </draw:text-box>
        </draw:frame>
        <draw:connector draw:style-name="gr4" draw:text-style-name="P7" draw:layer="layout" draw:line-skew="1.752cm" svg:x1="2.596cm" svg:y1="4.807cm" svg:x2="8.9cm" svg:y2="3.807cm" draw:start-shape="id1" draw:start-glue-point="1" draw:end-shape="id2" draw:end-glue-point="3" svg:d="M2596 4807h4904v-1000h1400" svg:viewBox="0 0 6305 1001">
          <text:p/>
        </draw:connector>
        <draw:connector draw:style-name="gr5" draw:text-style-name="P7" draw:layer="layout" draw:line-skew="-0.416cm" svg:x1="6cm" svg:y1="3.943cm" svg:x2="8.832cm" svg:y2="4.643cm" draw:start-shape="id3" draw:start-glue-point="1" draw:end-shape="id4" draw:end-glue-point="3" svg:d="M6000 3943h1000v700h1832" svg:viewBox="0 0 2833 701">
          <text:p/>
        </draw:connector>
        <draw:frame draw:style-name="gr1" draw:text-style-name="P8" draw:layer="layout" svg:width="12.25cm" svg:height="1.649cm" svg:x="1.25cm" svg:y="7.25cm">
          <draw:text-box>
            <text:p><text:span text:style-name="T5">Array</text:span><text:span text:style-name="T1"> 1 </text:span><text:span text:style-name="T6">is</text:span><text:span text:style-name="T7"> </text:span><text:span text:style-name="T6">equal</text:span><text:span text:style-name="T7"> to </text:span><text:span text:style-name="T2">Array 2</text:span><text:span text:style-name="T8"> </text:span><text:span text:style-name="T9">by the result of the function to compare arrays ignoring the ord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Slab Medium" svg:font-family="'Roboto Slab Medium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6T17:48:20.754366434</meta:creation-date>
    <dc:date>2024-08-06T18:29:18.156349284</dc:date>
    <meta:editing-duration>PT16M5S</meta:editing-duration>
    <meta:editing-cycles>3</meta:editing-cycles>
    <meta:generator>LibreOffice/7.3.7.2$Linux_X86_64 LibreOffice_project/30$Build-2</meta:generator>
    <meta:document-statistic meta:object-count="15"/>
  </office:meta>
</office:document-meta>
</file>